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6" style:family="paragraph" style:parent-style-name="Standard" style:list-style-name="L193">
      <style:text-properties style:font-name="Arial" fo:font-size="13pt" style:font-name-asian="Arimo" style:font-size-asian="13pt" style:font-size-complex="13pt"/>
    </style:style>
    <style:style style:name="P227" style:family="paragraph" style:parent-style-name="Text_20_body" style:list-style-name="L193">
      <style:text-properties style:font-name="Arial" fo:font-size="13pt" style:font-name-asian="Arimo" style:font-size-asian="13pt" style:font-size-complex="13pt"/>
    </style:style>
    <style:style style:name="P228" style:family="paragraph" style:parent-style-name="Text_20_body">
      <style:text-properties style:font-name="ＭＳ Ｐゴシック" style:font-name-asian="ＭＳ Ｐゴシック"/>
    </style:style>
    <style:style style:name="P229" style:family="paragraph" style:parent-style-name="Text_20_body" style:list-style-name="L19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4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541413364060238589" text:style-name="L1">
              <text:list-item>
                <text:p text:style-name="P19">開始　：９時過ぎ。１５分ぐらいか</text:p>
              </text:list-item>
              <text:list-item>
                <text:p text:style-name="P19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2078230896698397308" text:style-name="L2">
              <text:list-item>
                <text:p text:style-name="P20">「山雅」工業、か。「雅」が入っている。</text:p>
              </text:list-item>
              <text:list-item>
                <text:p text:style-name="P20">３名。親方さんらしき人、１７０尺。日に焼けている。</text:p>
              </text:list-item>
              <text:list-item>
                <text:p text:style-name="P20">もう一人、背は１７５ぐらい。痩せている。</text:p>
              </text:list-item>
              <text:list-item>
                <text:p text:style-name="P20">３人目、「ドーク」だったか、カタカナ。モンゴルか？腹が出ている。</text:p>
              </text:list-item>
              <text:list-item>
                <text:p text:style-name="P20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3293989417378031513" text:style-name="L3">
              <text:list-item>
                <text:p text:style-name="P2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6517915326828509471" text:style-name="L4">
              <text:list-item>
                <text:p text:style-name="P22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3671115468025518520" text:style-name="L5">
              <text:list-item>
                <text:p text:style-name="P23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1822193280654791718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3867673760148999988" text:style-name="L7">
              <text:list-item>
                <text:p text:style-name="P25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2983506571949798685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1415848133637234409" text:style-name="L9">
              <text:list-item>
                <text:p text:style-name="P27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9176480926670616391" text:style-name="L10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263323006097858108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1590000655054737790" text:style-name="L12">
              <text:list-item>
                <text:p text:style-name="P30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0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5531964404046921632" text:style-name="L13">
              <text:list-item>
                <text:p text:style-name="P31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4597770067271317864" text:style-name="L14">
              <text:list-item>
                <text:p text:style-name="P3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3624177803978916165" text:style-name="L15">
              <text:list-item>
                <text:p text:style-name="P33">橘の人に、サインをもらった。</text:p>
              </text:list-item>
              <text:list-item>
                <text:p text:style-name="P33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5507047173069254093" text:style-name="L16">
              <text:list-item>
                <text:p text:style-name="P34">階段。まだコンクリを打つ前の部分。足を置く場所は、踏み板の先端。それより内側だと、踏み外すか。</text:p>
              </text:list-item>
              <text:list-item>
                <text:p text:style-name="P34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4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4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3205337749104968099" text:style-name="L17">
              <text:list-item>
                <text:p text:style-name="P35">開始　：　９時２０分ごろか</text:p>
              </text:list-item>
              <text:list-item>
                <text:p text:style-name="P35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3443431375130643529" text:style-name="L18">
              <text:list-item>
                <text:p text:style-name="P36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4072132320254630703" text:style-name="L19">
              <text:list-item>
                <text:p text:style-name="P37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7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7239009505883220464" text:style-name="L20">
              <text:list-item>
                <text:p text:style-name="P38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241678948282841223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635055532406745857" text:style-name="L22">
              <text:list-item>
                <text:p text:style-name="P40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4751587625491750937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4990015966819218313" text:style-name="L24">
              <text:list-item>
                <text:p text:style-name="P42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7462299307774060992" text:style-name="L25">
              <text:list-item>
                <text:p text:style-name="P43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3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7490016593943295633" text:style-name="L26">
              <text:list-item>
                <text:p text:style-name="P44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429524203086796642" text:style-name="L27">
              <text:list-item>
                <text:p text:style-name="P45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4814155679179708677" text:style-name="L28">
              <text:list-item>
                <text:p text:style-name="P46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8167197451737861939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2621573431408948449" text:style-name="L30">
              <text:list-item>
                <text:p text:style-name="P48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3896685451892618468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3649798150413128645" text:style-name="L32">
              <text:list-item>
                <text:p text:style-name="P50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4"/>
      <text:p text:style-name="P4">[/ XXXX] 20201205_154230</text:p>
      <text:p text:style-name="P14"/>
      <text:p text:style-name="P16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4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7241827098904725855" text:style-name="L33">
              <text:list-item>
                <text:p text:style-name="P51">開始　：　１０ぐらい</text:p>
              </text:list-item>
              <text:list-item>
                <text:p text:style-name="P51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4069249953979212433" text:style-name="L34">
              <text:list-item>
                <text:p text:style-name="P52">“kensho”。２人。一人は、ベトナムの人。若い。１７３ぐらいか。やせ型。</text:p>
              </text:list-item>
              <text:list-item>
                <text:p text:style-name="P52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4022606505212393730" text:style-name="L35">
              <text:list-item>
                <text:p text:style-name="P53">“ability”。メットの文字には、アルファベットを使っている。</text:p>
              </text:list-item>
              <text:list-item>
                <text:p text:style-name="P53">親方さんだけが、日本人か。他はみな、ベトナム人。若い人たち。</text:p>
              </text:list-item>
              <text:list-item>
                <text:p text:style-name="P53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8010079077578273719" text:style-name="L36">
              <text:list-item>
                <text:p text:style-name="P54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4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4518316394017434191" text:style-name="L37">
              <text:list-item>
                <text:p text:style-name="P55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8110755052227862029" text:style-name="L38">
              <text:list-item>
                <text:p text:style-name="P56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1720769835747225121" text:style-name="L39">
              <text:list-item>
                <text:p text:style-name="P57">２人。６０ぐらいの人。もう一人は、４０前半か。１７０少し。指笛、できる。</text:p>
              </text:list-item>
              <text:list-item>
                <text:p text:style-name="P57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4841823513110192651" text:style-name="L40">
              <text:list-item>
                <text:p text:style-name="P58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8170972393909307041" text:style-name="L41">
              <text:list-item>
                <text:p text:style-name="P59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860970056535661190" text:style-name="L42">
              <text:list-item>
                <text:p text:style-name="P6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2706988036922380917" text:style-name="L43">
              <text:list-item>
                <text:p text:style-name="P61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5990360214787870774" text:style-name="L44">
              <text:list-item>
                <text:p text:style-name="P62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6069533851336738287" text:style-name="L45">
              <text:list-item>
                <text:p text:style-name="P63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3509394214106023583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59792830722945710" text:style-name="L47">
              <text:list-item>
                <text:p text:style-name="P65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3986970297792523313" text:style-name="L48">
              <text:list-item>
                <text:p text:style-name="P66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4"/>
      <text:p text:style-name="P4">[/ XXXX] 20201212_172435</text:p>
      <text:p text:style-name="P14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4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5147900748299008728" text:style-name="L49">
              <text:list-item>
                <text:p text:style-name="P67">開始　：　９時半ぐらい</text:p>
              </text:list-item>
              <text:list-item>
                <text:p text:style-name="P67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9040525362380815338" text:style-name="L50">
              <text:list-item>
                <text:p text:style-name="P68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3005196570537895054" text:style-name="L51">
              <text:list-item>
                <text:p text:style-name="P69">「エスアンドシー」。バイブ、３人。</text:p>
              </text:list-item>
              <text:list-item>
                <text:p text:style-name="P69">バイブの一人、４０前後か。若く見える。眉間に、縦ジワ。顔の皮ふ、アトピーのあと。</text:p>
              </text:list-item>
              <text:list-item>
                <text:p text:style-name="P69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69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8833477743366067534" text:style-name="L52">
              <text:list-item>
                <text:p text:style-name="P70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8395032945641645251" text:style-name="L53">
              <text:list-item>
                <text:p text:style-name="P71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4768640389955675341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2593436895055560524" text:style-name="L55">
              <text:list-item>
                <text:p text:style-name="P7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5488286143126907607" text:style-name="L56">
              <text:list-item>
                <text:p text:style-name="P74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990302643363368560" text:style-name="L57">
              <text:list-item>
                <text:p text:style-name="P75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6828518759281682297" text:style-name="L58">
              <text:list-item>
                <text:p text:style-name="P76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2966961281160009740" text:style-name="L59">
              <text:list-item>
                <text:p text:style-name="P77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4953774068602883316" text:style-name="L60">
              <text:list-item>
                <text:p text:style-name="P78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6773513400521634674" text:style-name="L61">
              <text:list-item>
                <text:p text:style-name="P79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1971684439391278068" text:style-name="L62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1509691916097519920" text:style-name="L63">
              <text:list-item>
                <text:p text:style-name="P81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1549896680867383009" text:style-name="L64">
              <text:list-item>
                <text:p text:style-name="P82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2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4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4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9203724593902838684" text:style-name="L65">
              <text:list-item>
                <text:p text:style-name="P83">開始　：　９：１５ぐらい。遅くはなかった</text:p>
              </text:list-item>
              <text:list-item>
                <text:p text:style-name="P83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8358959488238768899" text:style-name="L66">
              <text:list-item>
                <text:p text:style-name="P84">「山雅産業」。会社の名前。３人。ともに、日本人か。若い人２人、５０後半ぐらいの人、一人。</text:p>
              </text:list-item>
              <text:list-item>
                <text:p text:style-name="P84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883163947041840346" text:style-name="L67">
              <text:list-item>
                <text:p text:style-name="P85">バイブ２人。ともに、年配の人。１６５少し。小柄。</text:p>
              </text:list-item>
              <text:list-item>
                <text:p text:style-name="P85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8679366124397720108" text:style-name="L68">
              <text:list-item>
                <text:p text:style-name="P86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1962782621300641545" text:style-name="L69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3180039492486457181" text:style-name="L70">
              <text:list-item>
                <text:p text:style-name="P88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1818259030145509442" text:style-name="L71">
              <text:list-item>
                <text:p text:style-name="P89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1592639908216557143" text:style-name="L72">
              <text:list-item>
                <text:p text:style-name="P90">３人。所長、スラブ担当の人、そしてもう一人、男性、太った人。</text:p>
              </text:list-item>
              <text:list-item>
                <text:p text:style-name="P90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6583490863228009624" text:style-name="L73">
              <text:list-item>
                <text:p text:style-name="P91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1472216261524614069" text:style-name="L74">
              <text:list-item>
                <text:p text:style-name="P9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8685256998132653897" text:style-name="L75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3329044551343320525" text:style-name="L76">
              <text:list-item>
                <text:p text:style-name="P94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4250101953847270376" text:style-name="L77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3433898395153751669" text:style-name="L78">
              <text:list-item>
                <text:p text:style-name="P96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6117893920570700331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6702192463387922936" text:style-name="L80">
              <text:list-item>
                <text:p text:style-name="P98"/>
              </text:list-item>
            </text:list>
          </table:table-cell>
        </table:table-row>
      </table:table>
      <text:p text:style-name="P14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4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240766162845815250" text:style-name="L81">
              <text:list-item>
                <text:p text:style-name="P99">開始　：　９：３０ごろか</text:p>
              </text:list-item>
              <text:list-item>
                <text:p text:style-name="P99">詰所到着　：　14:20ぐらいか</text:p>
              </text:list-item>
            </text:list>
            <text:p text:style-name="P11">1/13</text:p>
            <text:list xml:id="list5075264058921725529" text:style-name="L82">
              <text:list-item>
                <text:p text:style-name="P100">開始　：　10:15 頃</text:p>
              </text:list-item>
              <text:list-item>
                <text:p text:style-name="P100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6553581164130088297" text:style-name="L83">
              <text:list-item>
                <text:p text:style-name="P101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5697519123298577303" text:style-name="L84">
              <text:list-item>
                <text:p text:style-name="P102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3543144571844993523" text:style-name="L85">
              <text:list-item>
                <text:p text:style-name="P103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1045617562238158864" text:style-name="L86">
              <text:list-item>
                <text:p text:style-name="P104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5613459077102541331" text:style-name="L87">
              <text:list-item>
                <text:p text:style-name="P105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6919331106823379931" text:style-name="L88">
              <text:list-item>
                <text:p text:style-name="P106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5473077712923289815" text:style-name="L89">
              <text:list-item>
                <text:p text:style-name="P107">３人。所長殿。他に、若い人、２人。</text:p>
              </text:list-item>
              <text:list-item>
                <text:p text:style-name="P107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6716933869504877819" text:style-name="L90">
              <text:list-item>
                <text:p text:style-name="P108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6942838473246362209" text:style-name="L91">
              <text:list-item>
                <text:p text:style-name="P109">両日とも</text:p>
                <text:list>
                  <text:list-item>
                    <text:p text:style-name="P109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6781117749218389411" text:style-name="L92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2918620514338231847" text:style-name="L93">
              <text:list-item>
                <text:p text:style-name="P111">1/13</text:p>
                <text:list>
                  <text:list-item>
                    <text:p text:style-name="P111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2688095065532779834" text:style-name="L94">
              <text:list-item>
                <text:p text:style-name="P112">突き出しセクション。道路を挟んで、大きな建物。防衛省のそれか。</text:p>
              </text:list-item>
              <text:list-item>
                <text:p text:style-name="P112">駅への途中。「中央大学」と、文字が壁に付けられた、建物。</text:p>
              </text:list-item>
              <text:list-item>
                <text:p text:style-name="P112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6464376400690421885" text:style-name="L95">
              <text:list-item>
                <text:p text:style-name="P113">1/13</text:p>
                <text:list>
                  <text:list-item>
                    <text:p text:style-name="P113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3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3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3648700303127037809" text:style-name="L96">
              <text:list-item>
                <text:p text:style-name="P114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8681723183379585806" text:style-name="L97">
              <text:list-item>
                <text:p text:style-name="P115"/>
              </text:list-item>
            </text:list>
          </table:table-cell>
        </table:table-row>
      </table:table>
      <text:p text:style-name="P14"/>
      <text:p text:style-name="P4">[/ XXXX] 20210114_174543</text:p>
      <text:p text:style-name="P14"/>
      <text:p text:style-name="P8"/>
      <text:p text:style-name="P9">------------------------------------</text:p>
      <text:p text:style-name="P4">[XXX] 20210125_143321</text:p>
      <text:p text:style-name="P14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4646706060432205630" text:style-name="L98">
              <text:list-item>
                <text:p text:style-name="P116">開始　：　８時半ぐらい</text:p>
              </text:list-item>
              <text:list-item>
                <text:p text:style-name="P116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3718383210811191694" text:style-name="L99">
              <text:list-item>
                <text:p text:style-name="P117">３人。自分がいたチーム。１人、年配の人、日本人か。他の２人、ベトナム。</text:p>
              </text:list-item>
              <text:list-item>
                <text:p text:style-name="P117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7930440561493304007" text:style-name="L100">
              <text:list-item>
                <text:p text:style-name="P118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6230706602373790985" text:style-name="L101">
              <text:list-item>
                <text:p text:style-name="P119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6465657306713937660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2809973825446311287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9062129277531459841" text:style-name="L104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2524493944960705831" text:style-name="L105">
              <text:list-item>
                <text:p text:style-name="P123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3888265158431030266" text:style-name="L106">
              <text:list-item>
                <text:p text:style-name="P124">現場に来ていたホクシンの人。１７３ぐらい。大柄。メガメ、あったか。几帳面そうな表情。</text:p>
              </text:list-item>
              <text:list-item>
                <text:p text:style-name="P124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5638437369955365993" text:style-name="L107">
              <text:list-item>
                <text:p text:style-name="P125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933808197194768317" text:style-name="L108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8382074433269678234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1785853281557002241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6541541249571705328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7274114770875037612" text:style-name="L112">
              <text:list-item>
                <text:p text:style-name="P130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0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7101199746145631259" text:style-name="L113">
              <text:list-item>
                <text:p text:style-name="P131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4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4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3457648801003761913" text:style-name="L114">
              <text:list-item>
                <text:p text:style-name="P132">開始　：　9:05過ぎ、ぐらい</text:p>
              </text:list-item>
              <text:list-item>
                <text:p text:style-name="P132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5077465082651827701" text:style-name="L115">
              <text:list-item>
                <text:p text:style-name="P133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5322017380539993236" text:style-name="L116">
              <text:list-item>
                <text:p text:style-name="P134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34">若い方の人が、小柄な人のヤッケ。の穴に、指を入れる。小柄な人が、「穴に入れたいんだろうが…」、応じている。</text:p>
              </text:list-item>
              <text:list-item>
                <text:p text:style-name="P134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376278755584387693" text:style-name="L117">
              <text:list-item>
                <text:p text:style-name="P135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8316695372559138535" text:style-name="L118">
              <text:list-item>
                <text:p text:style-name="P136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4175444473865488295" text:style-name="L119">
              <text:list-item>
                <text:p text:style-name="P137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4608969683369524167" text:style-name="L120">
              <text:list-item>
                <text:p text:style-name="P138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2976298357323717462" text:style-name="L121">
              <text:list-item>
                <text:p text:style-name="P139">３人。１人は、年配の人。１６５ぐらい。「今日も、いいコンクリートを打ちましょう」、とのこと。＠朝礼。</text:p>
              </text:list-item>
              <text:list-item>
                <text:p text:style-name="P139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6749764514265114097" text:style-name="L122">
              <text:list-item>
                <text:p text:style-name="P140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8073073601891796368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5919015607772072191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6703734111524098286" text:style-name="L125">
              <text:list-item>
                <text:p text:style-name="P143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8071340252449878769" text:style-name="L126">
              <text:list-item>
                <text:p text:style-name="P144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4595666765389915618" text:style-name="L127">
              <text:list-item>
                <text:p text:style-name="P145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5773184676143164181" text:style-name="L128">
              <text:list-item>
                <text:p text:style-name="P146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9154483677212481395" text:style-name="L129">
              <text:list-item>
                <text:p text:style-name="P147">スラブの端点。親綱を渡してある。しかし、上体に力が来れば、綱を越えるだろう。</text:p>
              </text:list-item>
              <text:list-item>
                <text:p text:style-name="P147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8397861347228808521" text:style-name="L130">
              <text:list-item>
                <text:p text:style-name="P148">開始　：　８：４０ぐらい</text:p>
              </text:list-item>
              <text:list-item>
                <text:p text:style-name="P148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8346633964700866084" text:style-name="L131">
              <text:list-item>
                <text:p text:style-name="P149">那須産業。２名。ともに、日本人</text:p>
              </text:list-item>
              <text:list-item>
                <text:p text:style-name="P149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49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7332601208057314362" text:style-name="L132">
              <text:list-item>
                <text:p text:style-name="P150">以前にも、一緒になった。横浜、新子安の現場。メガネあり。前歯が抜け落ちている。目の周り、やけどの跡。</text:p>
              </text:list-item>
              <text:list-item>
                <text:p text:style-name="P150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4250715183948515160" text:style-name="L133">
              <text:list-item>
                <text:p text:style-name="P151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7288462613312813684" text:style-name="L134">
              <text:list-item>
                <text:p text:style-name="P152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6821054024474540234" text:style-name="L135">
              <text:list-item>
                <text:p text:style-name="P153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944166894269369056" text:style-name="L136">
              <text:list-item>
                <text:p text:style-name="P154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7312437923939128939" text:style-name="L137">
              <text:list-item>
                <text:p text:style-name="P155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404718185985879373" text:style-name="L138">
              <text:list-item>
                <text:p text:style-name="P156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6591630675176015013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244176263369454141" text:style-name="L140">
              <text:list-item>
                <text:p text:style-name="P158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163507956921504517" text:style-name="L141">
              <text:list-item>
                <text:p text:style-name="P159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59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3222380149077142978" text:style-name="L142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3772332125477490938" text:style-name="L143">
              <text:list-item>
                <text:p text:style-name="P161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3097020622112955830" text:style-name="L144">
              <text:list-item>
                <text:p text:style-name="P162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3931573046576308957" text:style-name="L145">
              <text:list-item>
                <text:p text:style-name="P163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4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4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6288791668580525835" text:style-name="L146">
              <text:list-item>
                <text:p text:style-name="P164">開始　：　１０：０５ぐらい</text:p>
              </text:list-item>
              <text:list-item>
                <text:p text:style-name="P164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2517807812574250958" text:style-name="L147">
              <text:list-item>
                <text:p text:style-name="P165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7682166735541607498" text:style-name="L148">
              <text:list-item>
                <text:p text:style-name="P166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8352314626223338918" text:style-name="L149">
              <text:list-item>
                <text:p text:style-name="P167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9102164528984081614" text:style-name="L150">
              <text:list-item>
                <text:p text:style-name="P168">３人。一人は、職長の人。前回にもいた、年配か、女の人。左の薬指、太めの指輪。結婚指輪。</text:p>
              </text:list-item>
              <text:list-item>
                <text:p text:style-name="P168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68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5742108573384146349" text:style-name="L151">
              <text:list-item>
                <text:p text:style-name="P169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8816475795844952689" text:style-name="L152">
              <text:list-item>
                <text:p text:style-name="P170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3342257812786738595" text:style-name="L153">
              <text:list-item>
                <text:p text:style-name="P171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2222931169237436069" text:style-name="L154">
              <text:list-item>
                <text:p text:style-name="P172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2893917347174439932" text:style-name="L155">
              <text:list-item>
                <text:p text:style-name="P17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2397074744123293197" text:style-name="L156">
              <text:list-item>
                <text:p text:style-name="P174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3107014418496285634" text:style-name="L157">
              <text:list-item>
                <text:p text:style-name="P175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4061411672868202276" text:style-name="L158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7197692766737610152" text:style-name="L159">
              <text:list-item>
                <text:p text:style-name="P177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6477947116922316097" text:style-name="L160">
              <text:list-item>
                <text:p text:style-name="P178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3839766977795701123" text:style-name="L161">
              <text:list-item>
                <text:p text:style-name="P179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4"/>
      <text:p text:style-name="P4">[/ XXXX] 20210214_153645</text:p>
      <text:p text:style-name="P14"/>
      <text:p text:style-name="P8"/>
      <text:p text:style-name="P2">---------------------------------------------------------------</text:p>
      <text:p text:style-name="P4">[XXX] 20210221_131700</text:p>
      <text:p text:style-name="P14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4682737342716027598" text:style-name="L194">
              <text:list-item>
                <text:p text:style-name="P210">開始　：　９：１５ぐらいか</text:p>
              </text:list-item>
              <text:list-item>
                <text:p text:style-name="P210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18161161383616886" text:style-name="L162">
              <text:list-item>
                <text:p text:style-name="P180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80">もう一人は、初めの人より、いくらか年配か。５０半ばか。サブの位置か。P1の人は、しかし、丁寧語で話している。</text:p>
              </text:list-item>
              <text:list-item>
                <text:p text:style-name="P180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3969422510225453584" text:style-name="L163">
              <text:list-item>
                <text:p text:style-name="P181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7007087768427534979" text:style-name="L164">
              <text:list-item>
                <text:p text:style-name="P182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5689377138600980907" text:style-name="L165">
              <text:list-item>
                <text:p text:style-name="P183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83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4264541320949143910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7234414844241876204" text:style-name="L167">
              <text:list-item>
                <text:p text:style-name="P185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3155959014533852806" text:style-name="L168">
              <text:list-item>
                <text:p text:style-name="P186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335435507942635553" text:style-name="L169">
              <text:list-item>
                <text:p text:style-name="P187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206175859393421459" text:style-name="L170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8253232772116622066" text:style-name="L171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8529040366906312749" text:style-name="L172">
              <text:list-item>
                <text:p text:style-name="P190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479371841634821217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5675043820636968057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7362102074372101221" text:style-name="L175">
              <text:list-item>
                <text:p text:style-name="P193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193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7186150271105761022" text:style-name="L176">
              <text:list-item>
                <text:p text:style-name="P194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4"/>
      <text:p text:style-name="P4">[/ XXXX] 20210221_133727</text:p>
      <text:p text:style-name="P1"/>
      <text:p text:style-name="P1"/>
      <text:p text:style-name="P8"><text:soft-page-break/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/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33622915" text:continue-list="list3205337749104968099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3501118469572102953" text:style-name="L195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7457042626331084121" text:style-name="L196">
              <text:list-item>
                <text:p text:style-name="P212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6840552625751201108" text:style-name="L197">
              <text:list-item>
                <text:p text:style-name="P213"/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3388755331657393558" text:style-name="L198">
              <text:list-item>
                <text:p text:style-name="P214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7813589966009959166" text:style-name="L199">
              <text:list-item>
                <text:p text:style-name="P215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8520404953683474613" text:style-name="L200">
              <text:list-item>
                <text:p text:style-name="P216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8481784629116554104" text:style-name="L201">
              <text:list-item>
                <text:p text:style-name="P217"/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2235764581043233603" text:style-name="L202">
              <text:list-item>
                <text:p text:style-name="P218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3848324978679492707" text:style-name="L203">
              <text:list-item>
                <text:p text:style-name="P219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ext:soft-page-break/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5984353585688279772" text:style-name="L204">
              <text:list-item>
                <text:p text:style-name="P220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6451523336177706948" text:style-name="L205">
              <text:list-item>
                <text:p text:style-name="P221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2229484763236788063" text:style-name="L206">
              <text:list-item>
                <text:p text:style-name="P222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2924642138831921361" text:style-name="L207">
              <text:list-item>
                <text:p text:style-name="P223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3468349695821959227" text:style-name="L208">
              <text:list-item>
                <text:p text:style-name="P224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1923413955663968730" text:style-name="L209">
              <text:list-item>
                <text:p text:style-name="P225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1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3614700" text:continue-list="list33622915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6921592174534318331" text:style-name="L177">
              <text:list-item>
                <text:p text:style-name="P19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3919562126116114339" text:style-name="L178">
              <text:list-item>
                <text:p text:style-name="P196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4508616553431871887" text:style-name="L179">
              <text:list-item>
                <text:p text:style-name="P197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5066230167634020917" text:style-name="L180">
              <text:list-item>
                <text:p text:style-name="P198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1848239313247465009" text:style-name="L181">
              <text:list-item>
                <text:p text:style-name="P199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2251608793633941469" text:style-name="L182">
              <text:list-item>
                <text:p text:style-name="P20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2001219064483073883" text:style-name="L183">
              <text:list-item>
                <text:p text:style-name="P20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2554583391908348943" text:style-name="L184">
              <text:list-item>
                <text:p text:style-name="P202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6257405939063577910" text:style-name="L185">
              <text:list-item>
                <text:p text:style-name="P20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8967010910626337150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9055753096284435636" text:style-name="L187">
              <text:list-item>
                <text:p text:style-name="P205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3303541530604212266" text:style-name="L188">
              <text:list-item>
                <text:p text:style-name="P206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7745095791480620236" text:style-name="L189">
              <text:list-item>
                <text:p text:style-name="P207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7050756358074232835" text:style-name="L190">
              <text:list-item>
                <text:p text:style-name="P208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8140434200203303661" text:style-name="L191">
              <text:list-item>
                <text:p text:style-name="P209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><text:soft-page-break/></text:p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2705707969557532704" text:style-name="L192">
        <text:list-item>
          <text:p text:style-name="P229">start apps</text:p>
          <text:list>
            <text:list-item>
              <text:p text:style-name="P229">doc (this)</text:p>
            </text:list-item>
            <text:list-item>
              <text:p text:style-name="P229">folder : C:\WORKS_2\WS\WS_Others.miscs\misc_files</text:p>
            </text:list-item>
            <text:list-item>
              <text:p text:style-name="P229">web page</text:p>
              <text:list>
                <text:list-item>
                  <text:p text:style-name="P22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751383455446447101" text:style-name="L193">
        <text:list-item>
          <text:p text:style-name="P227">close</text:p>
          <text:list>
            <text:list-item>
              <text:p text:style-name="P227">image file</text:p>
            </text:list-item>
            <text:list-item>
              <text:p text:style-name="P22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27">folder : C:\WORKS_2\WS\WS_Others.miscs\misc_files</text:p>
            </text:list-item>
            <text:list-item>
              <text:p text:style-name="P227">this</text:p>
            </text:list-item>
          </text:list>
        </text:list-item>
        <text:list-item>
          <text:p text:style-name="P22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3598698" text:continue-numbering="true" text:style-name="L193">
        <text:list-item>
          <text:p text:style-name="P22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2-21T13:38:04.44</dc:date>
    <dc:creator>iwabuchi ken</dc:creator>
    <meta:editing-duration>P1DT9H21M54S</meta:editing-duration>
    <meta:editing-cycles>226</meta:editing-cycles>
    <meta:generator>OpenOffice/4.1.3$Win32 OpenOffice.org_project/413m1$Build-9783</meta:generator>
    <meta:document-statistic meta:table-count="14" meta:image-count="0" meta:object-count="0" meta:page-count="23" meta:paragraph-count="745" meta:word-count="12825" meta:character-count="15773"/>
  </office:meta>
</office:document-meta>
</file>